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ent-style-name="Text_20_body" style:list-style-name="L2">
      <style:paragraph-properties fo:margin-left="2.032cm" fo:margin-right="0cm" fo:text-indent="0cm" style:auto-text-indent="false"/>
    </style:style>
    <style:style style:name="P26" style:family="paragraph" style:parent-style-name="Text_20_body" style:list-style-name="L3"/>
    <style:style style:name="P27" style:family="paragraph" style:parent-style-name="Text_20_body" style:list-style-name="L2">
      <style:paragraph-properties fo:margin-left="0cm" fo:margin-right="0cm" fo:text-indent="0cm" style:auto-text-indent="false"/>
    </style:style>
    <style:style style:name="P28" style:family="paragraph" style:parent-style-name="Text_20_body">
      <style:text-properties style:use-window-font-color="true" fo:font-weight="normal" style:font-weight-asian="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4"/>
    <style:style style:name="P31" style:family="paragraph" style:parent-style-name="Text_20_body">
      <style:paragraph-properties fo:text-align="center" style:justify-single-word="false" style:text-autospace="none"/>
      <style:text-properties style:font-name="Monospace" fo:font-size="9pt" style:font-name-asian="Monospace" style:font-size-asian="9pt" style:font-name-complex="Monospace" style:font-size-complex="9pt"/>
    </style:style>
    <style:style style:name="P32" style:family="paragraph" style:parent-style-name="Heading_20_2">
      <style:paragraph-properties fo:break-before="page"/>
    </style:style>
    <style:style style:name="P33" style:family="paragraph" style:parent-style-name="Standard">
      <style:paragraph-properties style:text-autospace="none"/>
      <style:text-properties fo:color="#000000" style:font-name="Monospace" fo:font-size="9pt" style:font-name-asian="Monospace" style:font-size-asian="9pt" style:font-name-complex="Monospace" style:font-size-complex="9pt"/>
    </style:style>
    <style:style style:name="P34" style:family="paragraph" style:parent-style-name="Standard">
      <style:paragraph-properties style:text-autospace="none"/>
      <style:text-properties style:font-name="Monospace" fo:font-size="9pt" style:font-name-asian="Monospace" style:font-size-asian="9pt" style:font-name-complex="Monospace" style:font-size-complex="9pt"/>
    </style:style>
    <style:style style:name="P35" style:family="paragraph" style:parent-style-name="Section_20_Title" style:master-page-name="Standard"/>
    <style:style style:name="P36" style:family="paragraph" style:parent-style-name="Glossary_20_Title" style:master-page-name="Standard">
      <style:paragraph-properties fo:break-before="page"/>
    </style:style>
    <style:style style:name="P37"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Nimbus Roman No9 L" fo:font-style="italic" style:font-style-asian="italic" style:font-style-complex="italic"/>
    </style:style>
    <style:style style:name="T7" style:family="text">
      <style:text-properties style:font-name="Century Schoolbook L" fo:font-style="italic" style:font-style-asian="italic" style:font-style-complex="italic"/>
    </style:style>
    <style:style style:name="T8" style:family="text">
      <style:text-properties style:font-name="Standard Symbols L" style:font-name-asian="Standard Symbols L" style:font-name-complex="Standard Symbols 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aut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Demonstrations</text:user-field-get></text:p>
          <text:p text:style-name="Standard"/>
          <text:p text:style-name="Standard"/>
          <text:p text:style-name="Subtitle"><text:user-field-get text:name="metainfo_subtitle"/></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Demonstrations</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6/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some basic demonstrations about various aspects of the KerMeta Umlaut tools. It intends to be a introduction for anybody who want to use Umlaut.</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Kermeta is a language dedicated to build executable meta-models as MOF is defined to build meta-data models. Some Kermeta tools are dedicated to specific model manipulations, like the Umlaut tool. So the aim of this short document is to present the use of this Umlaut. Umlaut has been design to process executable UML2</text:span><text:span text:style-name="Strong_20_Emphasis"><text:span text:style-name="T1"> models</text:span></text:span><text:span text:style-name="T1"> (implying state charts, static diagrams &amp; instances diagrams) for test purposes. It authorizes interactive simulation of the machine and automatic generation of test code.</text:span></text:p>
        <text:p text:style-name="Important"><text:span text:style-name="T1">Kermeta and its tools are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 tool<text:tab/>9</text:p>
            <text:p text:style-name="P22">1.1 Presentation<text:tab/>9</text:p>
            <text:p text:style-name="P21">2 UMLAUT Valooder tool<text:tab/>9</text:p>
            <text:p text:style-name="P22">2.1 An explicit example<text:tab/>10</text:p>
            <text:p text:style-name="P23">2.1.1 PIM model<text:tab/>10</text:p>
            <text:p text:style-name="P23">2.1.2 Classes diagram<text:tab/>10</text:p>
            <text:p text:style-name="P23">2.1.3 Use Case diagram<text:tab/>10</text:p>
            <text:p text:style-name="P23">2.1.4 State charts diagrams<text:tab/>11</text:p>
            <text:p text:style-name="P23">2.1.5 Instances diagram of initial system<text:tab/>12</text:p>
            <text:p text:style-name="P23">2.1.6 Transitions constraints<text:tab/>12</text:p>
            <text:p text:style-name="P23">2.1.7 Blackbox view<text:tab/>12</text:p>
            <text:p text:style-name="P22">2.2 A model of this example<text:tab/>12</text:p>
            <text:p text:style-name="P23">2.2.1 XMI version of the model<text:tab/>13</text:p>
            <text:p text:style-name="P22">2.3 Manually reified model<text:tab/>14</text:p>
            <text:p text:style-name="P22">2.4 Running it in the simulator<text:tab/>15</text:p>
            <text:p text:style-name="P23">2.4.1 First validation test : one man<text:tab/>15</text:p>
            <text:p text:style-name="P23">2.4.2 An other validation test : two men<text:tab/>16</text:p>
            <text:p text:style-name="P21">Appendices<text:tab/>19</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 tool</text:h>
      <text:p text:style-name="Text_20_body"/>
      <text:h text:style-name="Heading_20_2" text:outline-level="2">Presentation</text:h>
      <text:p text:style-name="Text_20_body">UMLAUT (<text:span text:style-name="T4">UML</text:span> <text:span text:style-name="T4">A</text:span>ll p<text:span text:style-name="T4">U</text:span>rpose <text:span text:style-name="T4">T</text:span>ransformer) was first a test-purposed tool designed independently by the Triskell research team, with a UML 1.3 embedded version. As its use and maintenance were difficult and the UML change to the 2.0 version, Triskell team decided to rewrite its main features upon the Kermeta environment. Kermeta is a metamodeling language which allows describing both the structure and the behavior of models. It has been designed to be fully compliant with the OMG EMOF metamodel (part of the MOF 2.0 specification) and provides an action language for specifying the behavior of models. As UML2 metamodel exist and can be processed by Kermeta (under an ecore form), UMLAUT can be focused on UML processing tasks. Written in Kermeta (which is itself available as a Eclipse plug-in), this tool is available on all Java platforms, solving maintenance and usability problems of the first version.</text:p>
      <text:p text:style-name="Text_20_body">Kermeta is intended to be used as the core language of a metamodel oriented platform (a Metamodel Development Kit). It has been designed to be a common basis to implement Metadata languages, action languages, constraint languages or transformation language.</text:p>
      <text:p text:style-name="Text_20_body">This document presents some obvious cases of use of the Umlaut tools, for demonstrate its goals and introduce its common use.</text:p>
      <text:h text:style-name="Heading_20_1" text:outline-level="1">UMLAUT Valooder tool</text:h>
      <text:p text:style-name="Text_20_body">Valooder is one of those possible uses, dedicated to models testing. Its goals are to offer general ways to simulate and test the behavior of the future system, and generate the tests suite which will be ran on the implementation of this system.</text:p>
      <text:p text:style-name="Text_20_body">In a nutshell, Valooder [<text:span text:style-name="T5">will</text:span>] offers :</text:p>
      <text:list text:style-name="L2">
        <text:list-item>
          <text:list>
            <text:list-item>
              <text:p text:style-name="P25">a interactive state machines simulator (Kermeta executable model)</text:p>
            </text:list-item>
            <text:list-item>
              <text:p text:style-name="P25">a code generator (Kermeta to Eiffel/Java)</text:p>
            </text:list-item>
            <text:list-item>
              <text:p text:style-name="P25">a I/O LTS compatibility, which give a way for plug the machine into the CADP tests suite (Eiffel to C to CADP)</text:p>
            </text:list-item>
            <text:list-item>
              <text:p text:style-name="P25">a model checker (with CADP)</text:p>
            </text:list-item>
          </text:list>
        </text:list-item>
      </text:list>
      <text:p text:style-name="Text_20_body">For simulation or validation of the designed system, UMLAUT needs some informations about it, presented as UML2 models :</text:p>
      <text:list text:style-name="L3">
        <text:list-item>
          <text:p text:style-name="P26">a Class diagram to describe involved elements and their relations</text:p>
        </text:list-item>
        <text:list-item>
          <text:p text:style-name="P26">a States Chart diagram for each element of the system we want to study the behavior (one states chart by static class, including the external actor)</text:p>
        </text:list-item>
        <text:list-item>
          <text:p text:style-name="P26">a Use Case to present and identify the external actor(s) who manipulate the system and induct a behavioral response from the system</text:p>
        </text:list-item>
      </text:list>
      <text:p text:style-name="Text_20_body">All these diagrams must be embedded in an UML2 model, which can also contains some graphical representations of those diagrams.</text:p>
      <text:list text:style-name="L2">
        <text:list-item text:start-value="1">
          <text:list>
            <text:list-item text:start-value="1">
              <text:p text:style-name="P27">an Instances diagram for each initial state of the system to be tested or simulated, describing what instances are involved and their initial values.</text:p>
            </text:list-item>
          </text:list>
        </text:list-item>
      </text:list>
      <text:h text:style-name="Heading_20_2" text:outline-level="2">An explicit <text:bookmark-start text:name="section_first_program"/>e<text:bookmark-end text:name="section_first_program"/>xample</text:h>
      <text:p text:style-name="Text_20_body">Valooder is dedicated to process models expressing behavior through state machines so we begin with a simple example about a electrical 3-way switch.</text:p>
      <text:p text:style-name="Text_20_body">Everybody knows the home case of a light operated by two switches : one change of any of these switches' position changes the state of the light. Its an easy mean to get enlighten a stairwell or a long hall from each of its extremities. The inhabitants can switch On the light when they enter the room or the hall from one of its parts and to switch Off when they exit by any other part of this place.</text:p>
      <text:p text:style-name="Text_20_body">For our demo purpose, the system can be described as 2 switches (each with 2 states : “up” &amp; “down”), 1 light (with 2 states : “On” &amp; “Off”), and 1 inhabitant who will operate the switches.</text:p>
      <text:h text:style-name="Heading_20_3" text:outline-level="3">PIM model</text:h>
      <text:p text:style-name="Text_20_body">As blackbox validation of implementations is one of the VALOODER goals (through bi-simulation and test generator), we must write the class diagram and the instances diagram as a Plateform Independent Model, because a 3-Way Switch could be implemented by different hardwares (hard wires, but also wireless, radio commands, solar cells accumulator...). PIM version of diagrams would be like the next diagram.</text:p>
      <text:h text:style-name="Heading_20_3" text:outline-level="3">Classes diagram</text:h>
      <text:p text:style-name="Text_20_body"><draw:frame draw:style-name="fr1" draw:name="Image1" text:anchor-type="paragraph" svg:width="9.999cm" svg:height="7.759cm" draw:z-index="6"><draw:image xlink:href="../Umlaut-Demos_figures/Three-way_Switch_staticdiagram.png" xlink:type="simple" xlink:show="embed" xlink:actuate="onLoad"/></draw:frame>Actors must be referenced on this diagram, as the simulator need to know where they act the system. Here, the external actor is an Inhabitant which manipulate the switches and can switch up and down instances of Switch Class.</text:p>
      <text:p text:style-name="Text_20_body">You may notice that the main classes have no attributes describing their inside situation, as this will be assumed by the different states of their own statemachine (look at the statecharts diagrams further). Having both an attribute and a state would imply a copying of information (or mistakes if forgotten). As the status of the instance is insured by the state machine itself, the firing of a transition which depends on a condition upon this variable will be driven by the states, by construction. The initial state of a class is given (enforced) by its statemachine diagram.</text:p>
      <text:h text:style-name="Heading_20_3" text:outline-level="3">Use Case diagram</text:h>
      <text:p text:style-name="P28"><draw:frame draw:style-name="fr1" draw:name="Image2" text:anchor-type="paragraph" svg:width="9.999cm" svg:height="5.241cm" draw:z-index="7"><draw:image xlink:href="../Umlaut-Demos_figures/ThreeWaySwitch_UseCasesDiagram.jpg" xlink:type="simple" xlink:show="embed" xlink:actuate="onLoad"/></draw:frame>This diagram is needed because of the Actor(s) it defines. The Actor(s) will activate classes of the Class diagram. Valooder simulator presents the system to the user as he would be the Actor and demand him to choice between possible transitions at each step of the simulation.</text:p>
      <text:h text:style-name="Heading_20_3" text:outline-level="3">State charts diagrams</text:h>
      <text:p text:style-name="Text_20_body"><text:bookmark-start text:name="DDE_LINK1"/><text:span text:style-name="T4">Light class states machine</text:span> :</text:p>
      <text:p text:style-name="P29"><draw:frame draw:style-name="fr2" draw:name="Image3" text:anchor-type="paragraph" svg:y="0.101cm" svg:width="12cm" svg:height="5.54cm" draw:z-index="5"><draw:image xlink:href="../Umlaut-Demos_figures/Poseidon_Light_statemachine.png" xlink:type="simple" xlink:show="embed" xlink:actuate="onLoad"/></draw:frame>The Light could have two values (excluding each other) : illuminated or not. It is drawn by the two states “On” and “Off”.</text:p>
      <text:p text:style-name="Text_20_body"><text:bookmark-end text:name="DDE_LINK1"/><text:span text:style-name="T4">Switch class states machine</text:span> :</text:p>
      <text:p text:style-name="P29"><draw:frame draw:style-name="fr2" draw:name="Image4" text:anchor-type="paragraph" svg:y="0.139cm" svg:width="12cm" svg:height="4.18cm" draw:z-index="1"><draw:image xlink:href="../Umlaut-Demos_figures/Poseidon_Switch_statemachine.png" xlink:type="simple" xlink:show="embed" xlink:actuate="onLoad"/></draw:frame>A Switch only have two positions, drawn by the two states “Up” and “Down”. The </text:p>
      <text:p text:style-name="Text_20_body"><text:span text:style-name="T4">Inhabitant class states machine</text:span> :</text:p>
      <text:p text:style-name="Text_20_body"><draw:frame draw:style-name="fr1" draw:name="Image12" text:anchor-type="paragraph" svg:width="8.029cm" svg:height="5.02cm" draw:z-index="2"><draw:image xlink:href="../Umlaut-Demos_figures/Poseidon_Inhabitant_statemachine.png" xlink:type="simple" xlink:show="embed" xlink:actuate="onLoad"/></draw:frame>May be you notice that some couples state/action are not drawed on those states charts, like the action <text:span text:style-name="T6">switchOff()</text:span> from the <text:span text:style-name="T6">Off</text:span> state of the Light. Those indeterminate cases are “semantic variation points”, where choices need to be done by the designer of the system in order to run it inside UMLAUT tools (simulator, test generator).</text:p>
      <text:h text:style-name="Heading_20_3" text:outline-level="3">Instances diagram of initial system</text:h>
      <text:p text:style-name="Text_20_body">We will test a given initial situation and try to validate the model by running it through the simulator. We hope our model behaves as expected, and the simulation will ensure us (or dismiss our model).</text:p>
      <text:p text:style-name="Text_20_body"><draw:frame draw:style-name="fr1" draw:name="Image5" text:anchor-type="paragraph" svg:width="12cm" svg:height="5.189cm" draw:z-index="3"><draw:image xlink:href="../Umlaut-Demos_figures/Objecteering_Three-way_Switch_instancesdiagram.png" xlink:type="simple" xlink:show="embed" xlink:actuate="onLoad"/></draw:frame>You can refer to the corresponding state machines to know the initial values of the instances for the values depending on state machines. Other attributes must be explicitly valued, like the “isEnlighted” variable of Inhabitant instances.</text:p>
      <text:h text:style-name="Heading_20_3" text:outline-level="3">Transitions constraints</text:h>
      <text:p text:style-name="Text_20_body">UMLAUT needs to know the conditions which authorize each transition presented in the states charts. Despite UMLAUT is an UML2 environment, you must specify those conditions in Kermeta language, as the executable reified model will be generated in this language.</text:p>
      <text:p text:style-name="Text_20_body">The inexplicit cases would be presented to the designer as semantic variation points needing a choice by the UMLAUT user.</text:p>
      <text:h text:style-name="Heading_20_3" text:outline-level="3">Blackbox view</text:h>
      <text:p text:style-name="Text_20_body">For a user of the switches and light, the expected behavior of the system can be drawn with the next two predicate :</text:p>
      <text:list text:style-name="L4">
        <text:list-item>
          <text:p text:style-name="P30">if the light is <text:span text:style-name="T6">Off</text:span>, changing one switch position put the light <text:span text:style-name="T6">On </text:span>so inhabitants became lighted.</text:p>
        </text:list-item>
        <text:list-item>
          <text:p text:style-name="P30">if the light is <text:span text:style-name="T6">On</text:span>, changing one switch position put the light <text:span text:style-name="T6">Off</text:span> so inhabitants became unlighted.</text:p>
        </text:list-item>
      </text:list>
      <text:h text:style-name="Heading_20_2" text:outline-level="2">A model of this example</text:h>
      <text:p text:style-name="Text_20_body">The Kermeta environment is based on OMG standards. It can read and write any model in the OMG XMI format for UML2.</text:p>
      <text:p text:style-name="Text_20_body">For UML2, the file format is :</text:p>
      <text:p text:style-name="P31">uml:Model xmi:version="2.0" xmlns:xmi="http://www.omg.org/XMI" xmlns:uml="http://www.eclipse.org/uml2/1.0.0/UML"</text:p>
      <text:p text:style-name="Text_20_body">We used TopCased (plug-in for the Eclipse IDE) UML2 graphical editor to draw the static diagram, because it is currently the only free tool to save the models it produces in the right file format. As TopCased includes only static, instances and use cases diagrams for the moment (spring 2006), we wrote the model beginning with those graphs and manually complete it with state charts and links between them in the Eclipse Reflexive editor (“outline” window of TopCased).</text:p>
      <text:p text:style-name="Text_20_body">We used Poseidon UML2 editor (Community edition) for drawing other diagrams for this document (but this tool can't save its UML models in the correct format).</text:p>
      <text:h text:style-name="Heading_20_3" text:outline-level="3">XMI version of the model</text:h>
      <text:p text:style-name="Text_20_body">You should note that UML2 modeling is quite sophisticate so recording some features is not close to evidence. Links between instances are intermediated by Slot elements, for example, and transitions are referenced in states through Activity objects. Those syntax depths are masked by graphic tools, but TopCased doesn't offer such a functionality for states charts from know.</text:p>
      <text:p text:style-name="Text_20_body">In the reflexive editor, the complete XMI model would seem like that :</text:p>
      <text:p text:style-name="Text_20_body"><draw:frame draw:style-name="fr2" draw:name="Image8" text:anchor-type="paragraph" svg:y="0.27cm" svg:width="17cm" svg:height="11.21cm" draw:z-index="0"><draw:image xlink:href="../Umlaut-Demos_figures/ThreeWaySwitch_XMI_Model.png" xlink:type="simple" xlink:show="embed" xlink:actuate="onLoad"/></draw:frame>Each transition has its “source” and “target” properties fixed to the correct state.</text:p>
      <text:p text:style-name="Text_20_body"/>
      <text:h text:style-name="P32" text:outline-level="2">Manually reified model</text:h>
      <text:p text:style-name="Text_20_body">As Valooder tool builds only UML2 XMI reified models, we present the resulting model in graphical form, drawn manually in TopCased UML2 modeler.</text:p>
      <text:p text:style-name="Standard"><draw:frame draw:style-name="fr1" draw:name="Image6" text:anchor-type="paragraph" svg:width="17cm" svg:height="22.16cm" draw:z-index="4"><draw:image xlink:href="../Umlaut-Demos_figures/Reified_ThreeWaySwitch_model.jpg" xlink:type="simple" xlink:show="embed" xlink:actuate="onLoad"/></draw:frame></text:p>
      <text:h text:style-name="Heading_20_2" text:outline-level="2">Running it in the simulator</text:h>
      <text:h text:style-name="Heading_20_3" text:outline-level="3">First validation test : one man</text:h>
      <text:p text:style-name="Text_20_body">After having pass the model in the Valooder tool, you get an executable version of the reified model in the Kermeta language (look at the file “<text:span text:style-name="T7">three_way_switch.kmt</text:span>” to see it, as written by hands, in the “<text:span text:style-name="T7">uml2.samples</text:span>” package).</text:p>
      <text:p text:style-name="Text_20_body">For being able to running it you need to associate it with a simulator interface, as it's done in the “<text:span text:style-name="T7">three_way_switch_simulator.kmt</text:span>” program.</text:p>
      <text:p text:style-name="Text_20_body">Run it as a Kermeta application. You're expected to see the following output :</text:p>
      <text:p text:style-name="Standard"/>
      <text:p text:style-name="P33"><text:s/>.... Running the simulator ....</text:p>
      <text:p text:style-name="P34"/>
      <text:p text:style-name="P34"/>
      <text:p text:style-name="P33">===================================</text:p>
      <text:p text:style-name="P33"><text:s text:c="4"/>Current state of the system <text:s text:c="3"/></text:p>
      <text:p text:style-name="P33">===================================</text:p>
      <text:p text:style-name="P34"/>
      <text:p text:style-name="P33"><text:s/>* object 'aMan' <text:s/>(in state : inhabitant_in_idle) :</text:p>
      <text:p text:style-name="P33"><text:s text:c="5"/>- isEnlighted = false</text:p>
      <text:p text:style-name="P33"><text:s text:c="5"/>- switch(0) = proxy to 'first'</text:p>
      <text:p text:style-name="P33"><text:s text:c="5"/>- switch(1) = proxy to 'second'</text:p>
      <text:p text:style-name="P33"><text:s/>* object 'first' <text:s/>(in state : switch_in_Up) :</text:p>
      <text:p text:style-name="P33"><text:s text:c="5"/>- light = proxy to 'aBulb'</text:p>
      <text:p text:style-name="P33"><text:s/>* object 'second' <text:s/>(in state : switch_in_Up) :</text:p>
      <text:p text:style-name="P33"><text:s text:c="5"/>- light = proxy to 'aBulb'</text:p>
      <text:p text:style-name="P33"><text:s/>* object 'aBulb' <text:s/>(in state : light_in_Off) :</text:p>
      <text:p text:style-name="P33"><text:s text:c="5"/>- inhabitant(0) = proxy to 'aMan'</text:p>
      <text:p text:style-name="P34"/>
      <text:p text:style-name="P33">Fireable transitions :</text:p>
      <text:p text:style-name="P33"><text:s text:c="3"/>-- 0 -- aMan -&gt; !switch.elementAt(0).changePosition</text:p>
      <text:p text:style-name="P33"><text:s text:c="3"/>-- 1 -- aMan -&gt; !switch.elementAt(1).changePosition</text:p>
      <text:p text:style-name="P33"><text:s text:c="2"/>--&gt; give the choosen transition number ( 'q' for quit) : <text:span text:style-name="T8"></text:span></text:p>
      <text:p text:style-name="P33"/>
      <text:p text:style-name="Text_20_body">The simulator user interface has given you the starting status of all the instances you have put in the initial model, then presented the fireable transitions.</text:p>
      <text:p text:style-name="Text_20_body">The “aMan” is not enlighten, the 2 switches are up and the “aBulb” is off.</text:p>
      <text:p text:style-name="Text_20_body">The simulator asks you for the one you want to fire and is waiting for the answer.</text:p>
      <text:p text:style-name="Text_20_body">The man is out a room, and enters it. He needs some light and will use the nearest switch. Then you choose the first transition, giving “0” to it. The simulator fires it and emits the <text:s/>corresponding event, which could itself fire an internal transition (emitting a new event...) or affect a value to an attribute of one instance. After playing all internal transitions, it will give you the new status of all the instances, and the new possible actions, like this :</text:p>
      <text:p text:style-name="Standard"/>
      <text:p text:style-name="P33"><text:s text:c="3"/>You choose the '0' transition</text:p>
      <text:p text:style-name="P34"/>
      <text:p text:style-name="P33">===================================</text:p>
      <text:p text:style-name="P33"><text:s text:c="4"/>Current state of the system <text:s text:c="3"/></text:p>
      <text:p text:style-name="P33">===================================</text:p>
      <text:p text:style-name="P34"/>
      <text:p text:style-name="P33"><text:s/>* object 'aMan' <text:s/>(in state : inhabitant_in_idle) :</text:p>
      <text:p text:style-name="P33"><text:s text:c="5"/>- isEnlighted = true</text:p>
      <text:p text:style-name="P33"><text:s text:c="5"/>- switch(0) = proxy to 'first'</text:p>
      <text:p text:style-name="P33"><text:s text:c="5"/>- switch(1) = proxy to 'second'</text:p>
      <text:p text:style-name="P33"><text:s/>* object 'first' <text:s/>(in state : switch_in_Down) :</text:p>
      <text:p text:style-name="P33"><text:s text:c="5"/>- light = proxy to 'aBulb'</text:p>
      <text:p text:style-name="P33"><text:s/>* object 'second' <text:s/>(in state : switch_in_Up) :</text:p>
      <text:p text:style-name="P33"><text:s text:c="5"/>- light = proxy to 'aBulb'</text:p>
      <text:p text:style-name="P33"><text:s/>* object 'aBulb' <text:s/>(in state : light_in_On) :</text:p>
      <text:p text:style-name="P33"><text:s text:c="5"/>- inhabitant(0) = proxy to 'aMan'</text:p>
      <text:p text:style-name="P34"/>
      <text:p text:style-name="P33">Fireable transitions :</text:p>
      <text:p text:style-name="P33"><text:s text:c="3"/>-- 0 -- aMan -&gt; !switch.elementAt(0).changePosition</text:p>
      <text:p text:style-name="P33"><text:s text:c="3"/>-- 1 -- aMan -&gt; !switch.elementAt(1).changePosition</text:p>
      <text:p text:style-name="P33"><text:s text:c="2"/>--&gt; give the choosen transition number ( 'q' for quit) : <text:span text:style-name="T8"></text:span></text:p>
      <text:p text:style-name="Text_20_body"/>
      <text:p text:style-name="Text_20_body">You can see that many changes occur during the run step. The “aMan” is now enlighten, the switch “first” is down, and the light “aBulb” is on.</text:p>
      <text:p text:style-name="Text_20_body">Now the man decides to go out the room, using the other switch. So you choose the “1” transition :</text:p>
      <text:p text:style-name="Standard"/>
      <text:p text:style-name="P33"><text:s text:c="3"/>You choose the '1' transition</text:p>
      <text:p text:style-name="P34"/>
      <text:p text:style-name="P33">===================================</text:p>
      <text:p text:style-name="P33"><text:s text:c="4"/>Current state of the system <text:s text:c="3"/></text:p>
      <text:p text:style-name="P33">===================================</text:p>
      <text:p text:style-name="P34"/>
      <text:p text:style-name="P33"><text:s/>* object 'aMan' <text:s/>(in state : inhabitant_in_idle) :</text:p>
      <text:p text:style-name="P33"><text:s text:c="5"/>- isEnlighted = false</text:p>
      <text:p text:style-name="P33"><text:s text:c="5"/>- switch(0) = proxy to 'first'</text:p>
      <text:p text:style-name="P33"><text:s text:c="5"/>- switch(1) = proxy to 'second'</text:p>
      <text:p text:style-name="P33"><text:s/>* object 'first' <text:s/>(in state : switch_in_Down) :</text:p>
      <text:p text:style-name="P33"><text:s text:c="5"/>- light = proxy to 'aBulb'</text:p>
      <text:p text:style-name="P33"><text:s/>* object 'second' <text:s/>(in state : switch_in_Down) :</text:p>
      <text:p text:style-name="P33"><text:s text:c="5"/>- light = proxy to 'aBulb'</text:p>
      <text:p text:style-name="P33"><text:s/>* object 'aBulb' <text:s/>(in state : light_in_Off) :</text:p>
      <text:p text:style-name="P33"><text:s text:c="5"/>- inhabitant(0) = proxy to 'aMan'</text:p>
      <text:p text:style-name="P34"/>
      <text:p text:style-name="P33">Fireable transitions :</text:p>
      <text:p text:style-name="P33"><text:s text:c="3"/>-- 0 -- aMan -&gt; !switch.elementAt(0).changePosition</text:p>
      <text:p text:style-name="P33"><text:s text:c="3"/>-- 1 -- aMan -&gt; !switch.elementAt(1).changePosition</text:p>
      <text:p text:style-name="P33"><text:s text:c="2"/>--&gt; give the choosen transition number ( 'q' for quit) : <text:span text:style-name="T8"></text:span></text:p>
      <text:p text:style-name="Text_20_body"/>
      <text:p text:style-name="Text_20_body">You can see the switch “first” hadn't change from the previous step, and the switch “second” is now down. The light is off and the man in darkness.</text:p>
      <text:p text:style-name="Text_20_body">So the model seems to have the behavior we can expect from a 3-way switch.</text:p>
      <text:p text:style-name="Text_20_body">You can enter “q” for ending the simulation :</text:p>
      <text:p text:style-name="P33"><text:s text:c="2"/>--&gt; give the choosen transition number ( 'q' for quit) : q</text:p>
      <text:p text:style-name="Standard"/>
      <text:p text:style-name="P33">Exiting the simulator</text:p>
      <text:h text:style-name="Heading_20_3" text:outline-level="3">An other validation test : two men</text:h>
      <text:p text:style-name="Text_20_body">The first initial system had only one instance of “Inhabitant” using the model.</text:p>
      <text:p text:style-name="Text_20_body">But we may (and must) interrogate ourselves : what will occur if two men were using our 3-way switch system?</text:p>
      <text:p text:style-name="Text_20_body">You can add another “Inhabitant” to the initial instance model or give another instance model with two “Inhabitant” instances as initial configuration.</text:p>
      <text:p text:style-name="Text_20_body">We did it for you and have got the “<text:span text:style-name="T7">three_way_switch2.kmt</text:span>” file and its corresponding simulator can be ran through the “<text:span text:style-name="T7">three_way_switch_simulator2.kmt</text:span>” program :</text:p>
      <text:p text:style-name="Standard"/>
      <text:p text:style-name="P33"><text:s/>.... Running the simulator ....</text:p>
      <text:p text:style-name="P34"/>
      <text:p text:style-name="P34"/>
      <text:p text:style-name="P33">===================================</text:p>
      <text:p text:style-name="P33"><text:s text:c="4"/>Current state of the system <text:s text:c="3"/></text:p>
      <text:p text:style-name="P33">===================================</text:p>
      <text:p text:style-name="P34"/>
      <text:p text:style-name="P33"><text:s/>* object 'aMan1' <text:s/>(in state : inhabitant_in_idle) :</text:p>
      <text:p text:style-name="P33"><text:s text:c="5"/>- isEnlighted = false</text:p>
      <text:p text:style-name="P33"><text:s text:c="5"/>- switch(0) = proxy to 'first'</text:p>
      <text:p text:style-name="P33"><text:s text:c="5"/>- switch(1) = proxy to 'second'</text:p>
      <text:p text:style-name="P33"><text:s/>* object 'aMan2' <text:s/>(in state : inhabitant_in_idle) :</text:p>
      <text:p text:style-name="P33"><text:s text:c="5"/>- isEnlighted = false</text:p>
      <text:p text:style-name="P33"><text:s text:c="5"/>- switch(0) = proxy to 'first'</text:p>
      <text:p text:style-name="P33"><text:s text:c="5"/>- switch(1) = proxy to 'second'</text:p>
      <text:p text:style-name="P33"><text:s/>* object 'first' <text:s/>(in state : switch_in_Up) :</text:p>
      <text:p text:style-name="P33"><text:s text:c="5"/>- light = proxy to 'aBulb'</text:p>
      <text:p text:style-name="P33"><text:s/>* object 'second' <text:s/>(in state : switch_in_Up) :</text:p>
      <text:p text:style-name="P33"><text:s text:c="5"/>- light = proxy to 'aBulb'</text:p>
      <text:p text:style-name="P33"><text:s/>* object 'aBulb' <text:s/>(in state : light_in_Off) :</text:p>
      <text:p text:style-name="P33"><text:s text:c="5"/>- inhabitant(0) = proxy to 'aMan1'</text:p>
      <text:p text:style-name="P33"><text:s text:c="5"/>- inhabitant(1) = proxy to 'aMan2'</text:p>
      <text:p text:style-name="P34"/>
      <text:p text:style-name="P33">Fireable transitions :</text:p>
      <text:p text:style-name="P33"><text:s text:c="3"/>-- 0 -- aMan1 -&gt; !switch.elementAt(0).changePosition</text:p>
      <text:p text:style-name="P33"><text:s text:c="3"/>-- 1 -- aMan1 -&gt; !switch.elementAt(1).changePosition</text:p>
      <text:p text:style-name="P33"><text:s text:c="3"/>-- 2 -- aMan2 -&gt; !switch.elementAt(0).changePosition</text:p>
      <text:p text:style-name="P33"><text:s text:c="3"/>-- 3 -- aMan2 -&gt; !switch.elementAt(1).changePosition</text:p>
      <text:p text:style-name="P33"><text:s text:c="2"/>--&gt; give the choosen transition number ( 'q' for quit) : <text:span text:style-name="T8"></text:span></text:p>
      <text:p text:style-name="Text_20_body"/>
      <text:p text:style-name="Text_20_body">Let “aMan1” enter in the room (choice '0'). You obtain the following result :</text:p>
      <text:p text:style-name="Standard"/>
      <text:p text:style-name="P33"><text:s text:c="3"/>You choose the '0' transition</text:p>
      <text:p text:style-name="P34"/>
      <text:p text:style-name="P33">===================================</text:p>
      <text:p text:style-name="P33"><text:s text:c="4"/>Current state of the system <text:s text:c="3"/></text:p>
      <text:p text:style-name="P33">===================================</text:p>
      <text:p text:style-name="P34"/>
      <text:p text:style-name="P33"><text:s/>* object 'aMan1' <text:s/>(in state : inhabitant_in_idle) :</text:p>
      <text:p text:style-name="P33"><text:s text:c="5"/>- isEnlighted = true</text:p>
      <text:p text:style-name="P33"><text:s text:c="5"/>- switch(0) = proxy to 'first'</text:p>
      <text:p text:style-name="P33"><text:s text:c="5"/>- switch(1) = proxy to 'second'</text:p>
      <text:p text:style-name="P33"><text:s/>* object 'aMan2' <text:s/>(in state : inhabitant_in_idle) :</text:p>
      <text:p text:style-name="P33"><text:s text:c="5"/>- isEnlighted = true</text:p>
      <text:p text:style-name="P33"><text:s text:c="5"/>- switch(0) = proxy to 'first'</text:p>
      <text:p text:style-name="P33"><text:s text:c="5"/>- switch(1) = proxy to 'second'</text:p>
      <text:p text:style-name="P33"><text:s/>* object 'first' <text:s/>(in state : switch_in_Down) :</text:p>
      <text:p text:style-name="P33"><text:s text:c="5"/>- light = proxy to 'aBulb'</text:p>
      <text:p text:style-name="P33"><text:s/>* object 'second' <text:s/>(in state : switch_in_Up) :</text:p>
      <text:p text:style-name="P33"><text:s text:c="5"/>- light = proxy to 'aBulb'</text:p>
      <text:p text:style-name="P33"><text:s/>* object 'aBulb' <text:s/>(in state : light_in_On) :</text:p>
      <text:p text:style-name="P33"><text:s text:c="5"/>- inhabitant(0) = proxy to 'aMan1'</text:p>
      <text:p text:style-name="P33"><text:s text:c="5"/>- inhabitant(1) = proxy to 'aMan2'</text:p>
      <text:p text:style-name="P34"/>
      <text:p text:style-name="P33">Fireable transitions :</text:p>
      <text:p text:style-name="P33"><text:s text:c="3"/>-- 0 -- aMan1 -&gt; !switch.elementAt(0).changePosition</text:p>
      <text:p text:style-name="P33"><text:s text:c="3"/>-- 1 -- aMan1 -&gt; !switch.elementAt(1).changePosition</text:p>
      <text:p text:style-name="P33"><text:s text:c="3"/>-- 2 -- aMan2 -&gt; !switch.elementAt(0).changePosition</text:p>
      <text:p text:style-name="P33"><text:s text:c="3"/>-- 3 -- aMan2 -&gt; !switch.elementAt(1).changePosition</text:p>
      <text:p text:style-name="P33"><text:s text:c="2"/>--&gt; give the choosen transition number ( 'q' for quit) : <text:span text:style-name="T8"></text:span></text:p>
      <text:p text:style-name="Text_20_body"/>
      <text:p text:style-name="Text_20_body">What a mistake! The simulator tells you that the two men are enlighten. That's not what was expected. </text:p>
      <text:p text:style-name="Text_20_body">Continue running the model by entering the second man by the same door :</text:p>
      <text:p text:style-name="Standard"/>
      <text:p text:style-name="P33">Fireable transitions :</text:p>
      <text:p text:style-name="P33"><text:s text:c="3"/>-- 0 -- aMan1 -&gt; !switch.elementAt(0).changePosition</text:p>
      <text:p text:style-name="P33"><text:s text:c="3"/>-- 1 -- aMan1 -&gt; !switch.elementAt(1).changePosition</text:p>
      <text:p text:style-name="P33"><text:s text:c="3"/>-- 2 -- aMan2 -&gt; !switch.elementAt(0).changePosition</text:p>
      <text:p text:style-name="P33"><text:s text:c="3"/>-- 3 -- aMan2 -&gt; !switch.elementAt(1).changePosition</text:p>
      <text:p text:style-name="P33"><text:s text:c="2"/>--&gt; give the choosen transition number ( 'q' for quit) : 2</text:p>
      <text:p text:style-name="Standard"/>
      <text:p text:style-name="P33"><text:s text:c="3"/>You choose the '2' transition</text:p>
      <text:p text:style-name="P34"/>
      <text:p text:style-name="P33">===================================</text:p>
      <text:p text:style-name="P33"><text:s text:c="4"/>Current state of the system <text:s text:c="3"/></text:p>
      <text:p text:style-name="P33">===================================</text:p>
      <text:p text:style-name="P34"/>
      <text:p text:style-name="P33"><text:s/>* object 'aMan1' <text:s/>(in state : inhabitant_in_idle) :</text:p>
      <text:p text:style-name="P33"><text:s text:c="5"/>- isEnlighted = false</text:p>
      <text:p text:style-name="P33"><text:s text:c="5"/>- switch(0) = proxy to 'first'</text:p>
      <text:p text:style-name="P33"><text:s text:c="5"/>- switch(1) = proxy to 'second'</text:p>
      <text:p text:style-name="P33"><text:s/>* object 'aMan2' <text:s/>(in state : inhabitant_in_idle) :</text:p>
      <text:p text:style-name="P33"><text:s text:c="5"/>- isEnlighted = false</text:p>
      <text:p text:style-name="P33"><text:s text:c="5"/>- switch(0) = proxy to 'first'</text:p>
      <text:p text:style-name="P33"><text:s text:c="5"/>- switch(1) = proxy to 'second'</text:p>
      <text:p text:style-name="P33"><text:s/>* object 'first' <text:s/>(in state : switch_in_Up) :</text:p>
      <text:p text:style-name="P33"><text:s text:c="5"/>- light = proxy to 'aBulb'</text:p>
      <text:p text:style-name="P33"><text:s/>* object 'second' <text:s/>(in state : switch_in_Up) :</text:p>
      <text:p text:style-name="P33"><text:s text:c="5"/>- light = proxy to 'aBulb'</text:p>
      <text:p text:style-name="P33"><text:s/>* object 'aBulb' <text:s/>(in state : light_in_Off) :</text:p>
      <text:p text:style-name="P33"><text:s text:c="5"/>- inhabitant(0) = proxy to 'aMan1'</text:p>
      <text:p text:style-name="P33"><text:s text:c="5"/>- inhabitant(1) = proxy to 'aMan2'</text:p>
      <text:p text:style-name="P34"/>
      <text:p text:style-name="P33">Fireable transitions :</text:p>
      <text:p text:style-name="P33"><text:s text:c="3"/>-- 0 -- aMan1 -&gt; !switch.elementAt(0).changePosition</text:p>
      <text:p text:style-name="P33"><text:s text:c="3"/>-- 1 -- aMan1 -&gt; !switch.elementAt(1).changePosition</text:p>
      <text:p text:style-name="P33"><text:s text:c="3"/>-- 2 -- aMan2 -&gt; !switch.elementAt(0).changePosition</text:p>
      <text:p text:style-name="P33"><text:s text:c="3"/>-- 3 -- aMan2 -&gt; !switch.elementAt(1).changePosition</text:p>
      <text:p text:style-name="P33"><text:s text:c="2"/>--&gt; give the choosen transition number ( 'q' for quit) : q</text:p>
      <text:p text:style-name="P34"/>
      <text:p text:style-name="P33">Exiting the simulator</text:p>
      <text:p text:style-name="Text_20_body"/>
      <text:p text:style-name="Text_20_body">Now, the two men are in dark.</text:p>
      <text:p text:style-name="Text_20_body">So has the simulator failed running the model?</text:p>
      <text:p text:style-name="Text_20_body">You can see an ambiguous formulation of the problem : the model didn't offer a precise embedding of the “in room/out room” situation.</text:p>
      <text:p text:style-name="Text_20_body">In a second look, this model appears to not clearly switch the switches position and the needs for light (a action on a switch directly changes the light status). It will lack, in case of a presence detector implementation of the switches (for example, infrared boxes and wireless bulbs).</text:p>
      <text:p text:style-name="Text_20_body">So the correct answer about a simulator failure is NO, definitely NO. Its purpose IS to detect such model lacks, and it did it just the way it is supposed to do.</text:p>
      <text:section text:style-name="Sect1" text:name="post-liminaires">
        <text:section text:style-name="Sect1" text:name="table_index" text:display="none">
          <text:p text:style-name="P35">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35">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36"/>
        </text:section>
        <text:section text:style-name="Sect1" text:name="bibliographie" text:display="none">
          <text:p text:style-name="P37">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35">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ndard Symbols L" svg:font-family="'Standard Symbols 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Century Schoolbook L" svg:font-family="'Century Schoolbook 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Umlaut demos</dc:title>
    <meta:initial-creator>Didier Vojtisek</meta:initial-creator>
    <meta:creation-date>2006-01-29T15:45:18</meta:creation-date>
    <dc:date>2006-06-26T18:06:35</dc:date>
    <meta:print-date>2006-06-26T18:05:34</meta:print-date>
    <meta:keyword>Kermeta</meta:keyword>
    <meta:keyword>metamodeling</meta:keyword>
    <meta:keyword>language</meta:keyword>
    <dc:language>en-US</dc:language>
    <meta:editing-cycles>241</meta:editing-cycles>
    <meta:editing-duration>P17DT11H16M48S</meta:editing-duration>
    <meta:user-defined meta:name="Authors">Vincent Mahé</meta:user-defined>
    <meta:user-defined meta:name="Corporate 1">INRIA</meta:user-defined>
    <meta:user-defined meta:name="Info 3"/>
    <meta:user-defined meta:name="Info 4"/>
    <meta:document-statistic meta:table-count="8" meta:image-count="8" meta:object-count="0" meta:page-count="19" meta:paragraph-count="430" meta:word-count="3072" meta:character-count="20132"/>
  </office:meta>
</office:document-meta>
</file>